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000000005DC00000465191266379A986CA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cm" svg:stroke-color="#000000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1.116cm" fo:min-width="4.64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svg:stroke-color="#3465a4" draw:marker-end="Arrow" draw:textarea-vertical-align="middle"/>
    </style:style>
    <style:style style:name="gr13" style:family="graphic" style:parent-style-name="standard">
      <style:graphic-properties svg:stroke-color="#3465a4" draw:marker-end="Arrow" draw:marker-end-width="0.4cm" draw:textarea-vertical-align="middle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7ebb" draw:marker-end="Arrow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75cm" fo:min-width="1.5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svg:stroke-width="0.1cm" svg:stroke-color="#3465a4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91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7.016cm" style:use-optimal-column-width="false"/>
    </style:style>
    <style:style style:name="co2" style:family="table-column">
      <style:table-column-properties style:column-width="5.392cm" style:use-optimal-column-width="false"/>
    </style:style>
    <style:style style:name="co3" style:family="table-column">
      <style:table-column-properties style:column-width="1.74cm" style:use-optimal-column-width="false"/>
    </style:style>
    <style:style style:name="co4" style:family="table-column">
      <style:table-column-properties style:column-width="5.718cm" style:use-optimal-column-width="false"/>
    </style:style>
    <style:style style:name="co5" style:family="table-column">
      <style:table-column-properties style:column-width="2.942cm" style:use-optimal-column-width="false"/>
    </style:style>
    <style:style style:name="co6" style:family="table-column">
      <style:table-column-properties style:column-width="5.81cm" style:use-optimal-column-width="false"/>
    </style:style>
    <style:style style:name="co7" style:family="table-column">
      <style:table-column-properties style:column-width="2.617cm" style:use-optimal-column-width="false"/>
    </style:style>
    <style:style style:name="co8" style:family="table-column">
      <style:table-column-properties style:column-width="2.468cm" style:use-optimal-column-width="false"/>
    </style:style>
    <style:style style:name="co9" style:family="table-column">
      <style:table-column-properties style:column-width="1.287cm" style:use-optimal-column-width="false"/>
    </style:style>
    <style:style style:name="co10" style:family="table-column">
      <style:table-column-properties style:column-width="2.218cm" style:use-optimal-column-width="false"/>
    </style:style>
    <style:style style:name="co11" style:family="table-column">
      <style:table-column-properties style:column-width="2.469cm" style:use-optimal-column-width="false"/>
    </style:style>
    <style:style style:name="ro1" style:family="table-row">
      <style:table-row-properties style:row-height="0.885cm"/>
    </style:style>
    <style:style style:name="ro2" style:family="table-row">
      <style:table-row-properties style:row-height="1.191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271cm"/>
    </style:style>
    <style:style style:name="ro5" style:family="table-row">
      <style:table-row-properties style:row-height="0.936cm"/>
    </style:style>
    <style:style style:name="ro6" style:family="table-row">
      <style:table-row-properties style:row-height="0.966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  <style:text-properties fo:font-size="18pt" style:font-size-asian="18pt" style:font-size-complex="18pt"/>
    </style:style>
    <style:style style:name="ce3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  <style:text-properties style:font-name="Arial1" fo:font-size="18pt" style:font-size-asian="18pt" style:font-size-complex="18pt"/>
    </style:style>
    <style:style style:name="ce4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  <style:text-properties fo:font-size="18pt" style:font-size-asian="18pt" style:font-size-complex="18pt"/>
    </style:style>
    <style:style style:name="ce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ce6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text-align="center"/>
    </style:style>
    <style:style style:name="P2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style:font-name="Arial1" fo:font-size="18pt" style:font-size-asian="18pt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</text:span><text:span text:style-name="T1">ture </text:span><text:span text:style-name="T1">20: </text:span><text:span text:style-name="T1">Cac</text:span><text:span text:style-name="T1">h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u</text:span><text:span text:style-name="T3">ter </text:span><text:span text:style-name="T3">El</text:span><text:span text:style-name="T3">ec</text:span><text:span text:style-name="T3">tr</text:span><text:span text:style-name="T3">on</text:span><text:span text:style-name="T3">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</text:span><text:span text:style-name="T4">tlin</text:span><text:span text:style-name="T4">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tivation</text:span></text:p>
              </text:list-item>
              <text:list-item>
                <text:p text:style-name="P12"><text:span text:style-name="T5">The cache concept</text:span></text:p>
              </text:list-item>
              <text:list-item>
                <text:p text:style-name="P12"><text:span text:style-name="T5">Cache organization</text:span></text:p>
              </text:list-item>
              <text:list-item>
                <text:p text:style-name="P12"><text:span text:style-name="T5">Directly mapped cache</text:span></text:p>
              </text:list-item>
              <text:list-item>
                <text:p text:style-name="P12"><text:span text:style-name="T5">Fully associative cache</text:span></text:p>
              </text:list-item>
              <text:list-item>
                <text:p text:style-name="P12"><text:span text:style-name="T5">K-way associative cache</text:span></text:p>
              </text:list-item>
              <text:list-item>
                <text:p text:style-name="P12"><text:span text:style-name="T5">Replacement policy</text:span></text:p>
              </text:list-item>
              <text:list-item>
                <text:p text:style-name="P12"><text:span text:style-name="T5">Write policie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o</text:span><text:span text:style-name="T4">tiv</text:span><text:span text:style-name="T4">ati</text:span><text:span text:style-name="T4">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ccessing main memory (usually external DRAM) is </text:span><text:span text:style-name="T5">slow due to latency of memory controller and </text:span><text:span text:style-name="T5">memory itself </text:span></text:p>
              </text:list-item>
              <text:list-item>
                <text:p text:style-name="P12"><text:span text:style-name="T5">The cache is a smaller SRAM </text:span><text:span text:style-name="T6">on chip </text:span><text:span text:style-name="T5">memory that </text:span><text:span text:style-name="T5">can be accessed in 1 clock cycle preferably</text:span></text:p>
              </text:list-item>
              <text:list-item>
                <text:p text:style-name="P12"><text:span text:style-name="T5">Typical cache sizes are in the order of 10s of kB</text:span></text:p>
              </text:list-item>
              <text:list-item>
                <text:p text:style-name="P12"><text:span text:style-name="T5">Data word (32 or 64 bits) accessed using a <text:s/>parallel </text:span><text:span text:style-name="T5">bu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che concept" draw:style-name="dp1" draw:master-page-name="Title_20__2b__20_Content" presentation:presentation-page-layout-name="AL2T11">
        <office:forms form:automatic-focus="false" form:apply-design-mode="false"/>
        <draw:custom-shape draw:name="Rectangle 8" draw:style-name="gr2" draw:text-style-name="P14" draw:layer="layout" svg:width="9.464cm" svg:height="4.757cm" svg:x="7.72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</text:span><text:span text:style-name="T4">e </text:span><text:span text:style-name="T4">Ca</text:span><text:span text:style-name="T4">ch</text:span><text:span text:style-name="T4">e </text:span><text:span text:style-name="T4">co</text:span><text:span text:style-name="T4">nc</text:span><text:span text:style-name="T4">ep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3.648cm" svg:height="2.754cm" svg:x="8.382cm" svg:y="6.986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3.648cm" svg:height="2.754cm" svg:x="12.061cm" svg:y="6.986cm">
          <text:p text:style-name="P15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6.083cm" svg:height="4.089cm" svg:x="18.461cm" svg:y="6.507cm">
          <text:p text:style-name="P15"><text:span text:style-name="T7">Memory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8" draw:layer="layout" svg:width="4.305cm" svg:height="1.013cm" svg:x="19.343cm" svg:y="9.464cm">
          <text:p text:style-name="P17"><text:span text:style-name="T8">Large </text:span><text:span text:style-name="T8">/s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8" draw:layer="layout" svg:width="3.289cm" svg:height="1.013cm" svg:x="12.049cm" svg:y="9.832cm">
          <text:p text:style-name="P17"><text:span text:style-name="T8">Small/</text:span><text:span text:style-name="T8">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8" draw:layer="layout" svg:width="6.531cm" svg:height="1.013cm" svg:x="16.481cm" svg:y="16.638cm">
          <text:p text:style-name="P17"><text:span text:style-name="T8">Very </text:span><text:span text:style-name="T8">large / </text:span><text:span text:style-name="T8">very </text:span><text:span text:style-name="T8">s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8.701cm" svg:height="4.061cm" svg:x="0.082cm" svg:y="9.665cm">
          <text:p text:style-name="P17"><text:span text:style-name="T9">Probabi</text:span><text:span text:style-name="T9">lity of</text:span></text:p>
          <text:list text:style-name="L5">
            <text:list-item>
              <text:p text:style-name="P17"><text:span text:style-name="T8">Data </text:span><text:span text:style-name="T8">in </text:span><text:span text:style-name="T8">cach</text:span><text:span text:style-name="T8">e (p): </text:span><text:span text:style-name="T8">HIGH</text:span></text:p>
            </text:list-item>
            <text:list-item>
              <text:p text:style-name="P17"><text:span text:style-name="T8">Data </text:span><text:span text:style-name="T8">in </text:span><text:span text:style-name="T8">mem</text:span><text:span text:style-name="T8">ory: </text:span><text:span text:style-name="T8">MEDI</text:span><text:span text:style-name="T8">UM</text:span></text:p>
            </text:list-item>
            <text:list-item>
              <text:p text:style-name="P17"><text:span text:style-name="T8">Data </text:span><text:span text:style-name="T8">in </text:span><text:span text:style-name="T8">disk: </text:span><text:span text:style-name="T8">LOW</text:span></text:p>
            </text:list-item>
          </text:list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18" draw:layer="layout" svg:width="11.103cm" svg:height="5.839cm" svg:x="5.375cm" svg:y="12.97cm">
          <text:p text:style-name="P17"><text:span text:style-name="T10">Princi</text:span><text:span text:style-name="T10">ple of </text:span><text:span text:style-name="T10">LOCA</text:span><text:span text:style-name="T10">LITY</text:span></text:p>
          <text:list text:style-name="L5">
            <text:list-item>
              <text:p text:style-name="P17"><text:span text:style-name="T8">In </text:span><text:span text:style-name="T8">spac</text:span><text:span text:style-name="T8">e: </text:span><text:span text:style-name="T8">data </text:span><text:span text:style-name="T8">in </text:span><text:span text:style-name="T8">near </text:span><text:span text:style-name="T8">addre</text:span><text:span text:style-name="T8">sses </text:span><text:span text:style-name="T8">are </text:span><text:span text:style-name="T8">more </text:span><text:span text:style-name="T8">likely </text:span><text:span text:style-name="T8">to be </text:span><text:span text:style-name="T8">acces</text:span><text:span text:style-name="T8">sed</text:span></text:p>
            </text:list-item>
            <text:list-item>
              <text:p text:style-name="P17"><text:span text:style-name="T8">In </text:span><text:span text:style-name="T8">time: </text:span><text:span text:style-name="T8">data </text:span><text:span text:style-name="T8">recen</text:span><text:span text:style-name="T8">tly </text:span><text:span text:style-name="T8">acces</text:span><text:span text:style-name="T8">sed is </text:span><text:span text:style-name="T8">more </text:span><text:span text:style-name="T8">likely </text:span><text:span text:style-name="T8">to be </text:span><text:span text:style-name="T8">acces</text:span><text:span text:style-name="T8">sed </text:span><text:span text:style-name="T8">again</text:span></text:p>
            </text:list-item>
          </text:list>
          <text:p text:style-name="P17"><text:span text:style-name="T8"/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18" draw:layer="layout" svg:width="10.553cm" svg:height="2.537cm" svg:x="14.846cm" svg:y="3.736cm">
          <text:p text:style-name="P17"><text:span text:style-name="T8">Cache </text:span><text:span text:style-name="T8">may </text:span><text:span text:style-name="T8">have </text:span><text:span text:style-name="T8">multiple </text:span><text:span text:style-name="T8">levels </text:span><text:span text:style-name="T8">successi</text:span><text:span text:style-name="T8">vely </text:span><text:span text:style-name="T8">slower </text:span><text:span text:style-name="T8">but </text:span><text:span text:style-name="T8">larger: </text:span><text:span text:style-name="T8">L1, L2, </text:span><text:span text:style-name="T8">L3… (2 </text:span><text:span text:style-name="T8">or 3 </text:span><text:span text:style-name="T8">levels </text:span><text:span text:style-name="T8">com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6" draw:text-style-name="P19" draw:layer="layout" svg:width="1.266cm" svg:height="0.281cm" svg:x="17.194cm" svg:y="8.5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Flowchart: Magnetic Disk 24" draw:style-name="gr3" draw:text-style-name="P16" draw:layer="layout" svg:width="4.936cm" svg:height="3.563cm" svg:x="16.617cm" svg:y="13.099cm">
          <text:p text:style-name="P15"><text:span text:style-name="T7">Disk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Elbow Connector 26" draw:style-name="gr6" draw:text-style-name="P19" draw:layer="layout" svg:width="2.99cm" svg:height="6.327cm" svg:x="21.554cm" svg:y="8.552cm">
          <text:p/>
          <draw:enhanced-geometry draw:mirror-horizontal="true" draw:mirror-vertical="false" svg:viewBox="0 0 0 0" draw:text-areas="0 0 ?f2 ?f3" draw:type="ooxml-bentConnector3" draw:modifiers="-212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" draw:style-name="gr4" draw:text-style-name="P18" draw:layer="layout" svg:width="6.726cm" svg:height="1.775cm" svg:x="0.55cm" svg:y="6.473cm">
          <text:p text:style-name="P17"><text:span text:style-name="T8">Cache hit rate = </text:span><text:span text:style-name="T8">p</text:span></text:p>
          <text:p text:style-name="P17"><text:span text:style-name="T8">Cache miss rate </text:span><text:span text:style-name="T8">= 1-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0" draw:layer="layout" svg:width="5.515cm" svg:height="1.013cm" svg:x="0.98cm" svg:y="8.486cm">
          <text:p text:style-name="P17"><text:span text:style-name="T8">Ta = </text:span><text:span text:style-name="T8">pTc+(1-</text:span><text:span text:style-name="T8">p)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organ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</text:span><text:span text:style-name="T4">ch</text:span><text:span text:style-name="T4">e </text:span><text:span text:style-name="T4">org</text:span><text:span text:style-name="T4">ani</text:span><text:span text:style-name="T4">zat</text:span><text:span text:style-name="T4">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able 6" draw:style-name="standard" xml:id="id2" draw:id="id2" draw:layer="layout" svg:width="19.865cm" svg:height="4.538cm" svg:x="3.81cm" svg:y="10.7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<text:span text:style-name="T11">Tag</text:span></text:p>
              </table:table-cell>
              <table:table-cell>
                <text:p text:style-name="P17"><text:span text:style-name="T11">Word n-1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Word 0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><text:span text:style-name="T12">addr[A_W-1 -: T_W]</text:span></text:p>
              </table:table-cell>
              <table:table-cell>
                <text:p><text:span text:style-name="T12">M[{tag, set, n-1}]</text:span></text:p>
              </table:table-cell>
              <table:table-cell table:style-name="ce4"/>
              <table:table-cell table:style-name="ce5">
                <text:p text:style-name="P21"><text:span text:style-name="T8">M[{tag, set, 0}]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9" draw:style-name="gr5" draw:text-style-name="P22" draw:layer="layout" svg:width="5.842cm" svg:height="5.329cm" svg:x="19.05cm" svg:y="4.318cm">
          <text:p text:style-name="P17"><text:span text:style-name="T13">Cach</text:span><text:span text:style-name="T13">e line </text:span><text:span text:style-name="T13">size: </text:span><text:span text:style-name="T13">n </text:span><text:span text:style-name="T13">(typic</text:span><text:span text:style-name="T13">ally 8 </text:span><text:span text:style-name="T13">/16 / </text:span><text:span text:style-name="T13">32 </text:span><text:span text:style-name="T13">word</text:span><text:span text:style-name="T13">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6" draw:layer="layout" svg:width="3.147cm" svg:height="0.822cm" svg:x="3.277cm" svg:y="7.093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draw:layer="layout" svg:width="3.992cm" svg:height="0.822cm" svg:x="6.43cm" svg:y="7.093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6" draw:layer="layout" svg:width="3.553cm" svg:height="0.822cm" svg:x="10.417cm" svg:y="7.084cm">
          <text:p text:style-name="P15"><text:span text:style-name="T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8" draw:layer="layout" svg:width="8.635cm" svg:height="1.013cm" svg:x="4.307cm" svg:y="6.096cm">
          <text:p text:style-name="P17"><text:span text:style-name="T8">Main </text:span><text:span text:style-name="T8">memor</text:span><text:span text:style-name="T8">y </text:span><text:span text:style-name="T8">addres</text:span><text:span text:style-name="T8">s </text:span><text:span text:style-name="T8">(add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xml:id="id1" draw:id="id1" draw:layer="layout" svg:width="8.636cm" svg:height="1.165cm" svg:x="2.286cm" svg:y="8.741cm">
          <draw:text-box>
            <text:p>Set = addr[S-1 -:S_W ]</text:p>
          </draw:text-box>
        </draw:frame>
        <draw:connector draw:style-name="gr9" draw:text-style-name="P24" draw:layer="layout" svg:x1="2.286cm" svg:y1="9.323cm" svg:x2="3.81cm" svg:y2="13.01cm" draw:start-shape="id1" draw:start-glue-point="3" draw:end-shape="id2" svg:d="M2286 9323h-500v3687h2024" svg:viewBox="0 0 2025 3688">
          <text:p/>
        </draw:connector>
        <draw:line draw:style-name="gr10" draw:text-style-name="P24" draw:layer="layout" svg:x1="17.018cm" svg:y1="15.279cm" svg:x2="17.018cm" svg:y2="17.272cm">
          <text:p/>
        </draw:line>
        <draw:line draw:style-name="gr10" draw:text-style-name="P24" draw:layer="layout" svg:x1="6.918cm" svg:y1="15.255cm" svg:x2="6.918cm" svg:y2="17.248cm">
          <text:p/>
        </draw:line>
        <draw:frame draw:style-name="gr8" draw:text-style-name="P23" draw:layer="layout" svg:width="8.636cm" svg:height="1.165cm" svg:x="7.112cm" svg:y="16.869cm">
          <draw:text-box>
            <text:p>tag_out[T_W-1:0]</text:p>
          </draw:text-box>
        </draw:frame>
        <draw:frame draw:style-name="gr8" draw:text-style-name="P23" draw:layer="layout" svg:width="8.636cm" svg:height="1.165cm" svg:x="17.212cm" svg:y="16.87cm">
          <draw:text-box>
            <text:p>line_out[n*D_W-1:0]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rectly Mapped Cache&#10;(each set only has 1 line in cach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4">Dir</text:span><text:span text:style-name="T14">ect</text:span><text:span text:style-name="T14">ly </text:span><text:span text:style-name="T14">Ma</text:span><text:span text:style-name="T14">pp</text:span><text:span text:style-name="T14">ed </text:span><text:span text:style-name="T14">Ca</text:span><text:span text:style-name="T14">ch</text:span><text:span text:style-name="T14">e</text:span><text:span text:style-name="T14"><text:line-break/></text:span><text:span text:style-name="T15">Ea</text:span><text:span text:style-name="T15">ch </text:span><text:span text:style-name="T15">set </text:span><text:span text:style-name="T15">onl</text:span><text:span text:style-name="T15">y </text:span><text:span text:style-name="T15">has </text:span><text:span text:style-name="T15">1 </text:span><text:span text:style-name="T15">line </text:span><text:span text:style-name="T15">in </text:span><text:span text:style-name="T15">cac</text:span><text:span text:style-name="T15">h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5" draw:id="id5" draw:layer="layout" svg:width="3.147cm" svg:height="0.822cm" svg:x="1.208cm" svg:y="7.672cm">
          <text:p text:style-name="P15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xml:id="id10" draw:id="id10" draw:layer="layout" svg:width="3.72cm" svg:height="0.822cm" svg:x="4.356cm" svg:y="7.672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7" draw:id="id7" draw:layer="layout" svg:width="3.553cm" svg:height="0.822cm" svg:x="8.077cm" svg:y="7.663cm">
          <text:p text:style-name="P15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1" draw:text-style-name="P25" xml:id="id8" draw:id="id8" draw:layer="layout" svg:width="5.616cm" svg:height="1.425cm" draw:transform="rotate (-3.14159265358979) translate (24.384cm 13.97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16" xml:id="id4" draw:id="id4" draw:layer="layout" svg:width="2.515cm" svg:height="2.219cm" svg:x="6.755cm" svg:y="13.221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18" xml:id="id6" draw:id="id6" draw:layer="layout" svg:width="3.602cm" svg:height="1.013cm" svg:x="6.222cm" svg:y="17.005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18" xml:id="id9" draw:id="id9" draw:layer="layout" svg:width="3.39cm" svg:height="1.013cm" svg:x="19.909cm" svg:y="16.721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2.651cm" svg:y="6.604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" draw:text-style-name="P18" draw:layer="layout" svg:width="4.554cm" svg:height="1.013cm" svg:x="25.786cm" svg:y="7.153cm">
          <text:p text:style-name="P17"><text:span text:style-name="T8">Addresse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11" draw:id="id11" draw:layer="layout" svg:width="8.751cm" svg:height="5.765cm" svg:x="15.766cm" svg:y="6.679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7"><text:span text:style-name="T11">Tag</text:span></text:p>
              </table:table-cell>
              <table:table-cell>
                <text:p text:style-name="P17"><text:span text:style-name="T11">Line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4" table:default-cell-style-name="ce7">
              <table:table-cell/>
              <table:table-cell/>
            </table:table-row>
            <table:table-row table:style-name="ro4" table:default-cell-style-name="ce6">
              <table:table-cell/>
              <table:table-cell/>
            </table:table-row>
            <table:table-row table:style-name="ro5">
              <table:table-cell table:style-name="ce7"/>
              <table:table-cell table:style-name="ce8">
                <text:p><text:span text:style-name="T16">Wn-1, Wn-2, …, W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52" draw:style-name="gr4" draw:text-style-name="P26" draw:layer="layout" svg:width="1.981cm" svg:height="1.013cm" svg:x="13.716cm" svg:y="7.874cm">
          <text:p text:style-name="P17"><text:span text:style-name="T8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26" draw:layer="layout" svg:width="1.981cm" svg:height="1.013cm" svg:x="13.716cm" svg:y="11.474cm">
          <text:p text:style-name="P17"><text:span text:style-name="T8">Set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27" draw:layer="layout" svg:x1="17.145cm" svg:y1="12.446cm" svg:x2="9.27cm" svg:y2="14.33cm" draw:start-shape="id3" draw:start-glue-point="2" draw:end-shape="id4" svg:d="M17145 12446v1884h-7875" svg:viewBox="0 0 7876 1885">
          <text:p/>
        </draw:connector>
        <draw:connector draw:style-name="gr12" draw:text-style-name="P27" draw:layer="layout" svg:x1="2.781cm" svg:y1="8.494cm" svg:x2="6.755cm" svg:y2="14.33cm" draw:start-shape="id5" draw:start-glue-point="2" draw:end-shape="id4" draw:end-glue-point="3" svg:d="M2781 8494v5836h3974" svg:viewBox="0 0 3975 5837">
          <text:p/>
        </draw:connector>
        <draw:connector draw:style-name="gr13" draw:text-style-name="P27" draw:layer="layout" svg:x1="8.012cm" svg:y1="15.44cm" svg:x2="8.023cm" svg:y2="17.005cm" draw:start-shape="id4" draw:start-glue-point="2" draw:end-shape="id6" draw:end-glue-point="0" svg:d="M8012 15440v821h11v744" svg:viewBox="0 0 12 1566">
          <text:p/>
        </draw:connector>
        <draw:connector draw:style-name="gr12" draw:text-style-name="P27" draw:layer="layout" svg:x1="9.853cm" svg:y1="8.485cm" svg:x2="18.768cm" svg:y2="13.258cm" draw:start-shape="id7" draw:start-glue-point="2" draw:end-shape="id8" draw:end-glue-point="1" svg:d="M9853 8485v4773h8915" svg:viewBox="0 0 8916 4774">
          <text:p/>
        </draw:connector>
        <draw:connector draw:style-name="gr13" draw:text-style-name="P27" draw:layer="layout" svg:x1="21.576cm" svg:y1="13.97cm" svg:x2="21.604cm" svg:y2="16.721cm" draw:start-shape="id8" draw:start-glue-point="0" draw:end-shape="id9" draw:end-glue-point="0" svg:d="M21576 13970v1414h28v1337" svg:viewBox="0 0 29 2752">
          <text:p/>
        </draw:connector>
        <draw:custom-shape draw:style-name="gr14" draw:text-style-name="P24" xml:id="id3" draw:id="id3" draw:layer="layout" svg:width="0.762cm" svg:height="0.762cm" svg:x="16.764cm" svg:y="11.684cm">
          <text:p/>
          <draw:enhanced-geometry svg:viewBox="0 0 21600 21600" draw:type="rectangle" draw:enhanced-path="M 0 0 L 21600 0 21600 21600 0 21600 0 0 Z N"/>
        </draw:custom-shape>
        <draw:connector draw:style-name="gr12" draw:text-style-name="P27" draw:layer="layout" svg:x1="6.216cm" svg:y1="8.494cm" svg:x2="15.766cm" svg:y2="9.561cm" draw:start-shape="id10" draw:start-glue-point="2" draw:end-shape="id11" draw:end-glue-point="3" svg:d="M6216 8494v1067h9550" svg:viewBox="0 0 9551 1068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y Associative Cache&#10;(single set, multiple lines)" draw:style-name="dp1" draw:master-page-name="Title_20__2b__20_Content" presentation:presentation-page-layout-name="AL2T11">
        <office:forms form:automatic-focus="false" form:apply-design-mode="false"/>
        <draw:connector draw:style-name="gr12" draw:text-style-name="P27" draw:layer="layout" svg:x1="7.668cm" svg:y1="6.485cm" svg:x2="18.227cm" svg:y2="9.029cm" draw:start-shape="id12" draw:start-glue-point="2" draw:end-shape="id13" draw:end-glue-point="3" svg:d="M7668 6485v2544h10559" svg:viewBox="0 0 10560 2545">
          <text:p/>
        </draw:connector>
        <draw:frame draw:name="Title 1" presentation:style-name="pr9" draw:text-style-name="P11" draw:layer="layout" svg:width="12.159cm" svg:height="2.411cm" svg:x="11.176cm" svg:y="0.637cm" presentation:class="title" presentation:user-transformed="true">
          <draw:text-box>
            <text:p text:style-name="P10"><text:span text:style-name="T14">Ful</text:span><text:span text:style-name="T14">ly </text:span><text:span text:style-name="T14">As</text:span><text:span text:style-name="T14">so</text:span><text:span text:style-name="T14">cia</text:span><text:span text:style-name="T14">tiv</text:span><text:span text:style-name="T14">e </text:span><text:span text:style-name="T14">Ca</text:span><text:span text:style-name="T14">ch</text:span><text:span text:style-name="T14">e</text:span><text:span text:style-name="T14"><text:line-break/></text:span><text:span text:style-name="T4">(si</text:span><text:span text:style-name="T4">ngl</text:span><text:span text:style-name="T4">e </text:span><text:span text:style-name="T4">set</text:span><text:span text:style-name="T4">, </text:span><text:span text:style-name="T4">mu</text:span><text:span text:style-name="T4">ltip</text:span><text:span text:style-name="T4">le </text:span><text:span text:style-name="T4">lin</text:span><text:span text:style-name="T4">es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17" draw:id="id17" draw:layer="layout" svg:width="3.147cm" svg:height="0.822cm" svg:x="2.708cm" svg:y="5.672cm">
          <text:p text:style-name="P15"><text:span text:style-name="T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12" draw:id="id12" draw:layer="layout" svg:width="3.553cm" svg:height="0.822cm" svg:x="5.892cm" svg:y="5.663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6" xml:id="id21" draw:id="id21" draw:layer="layout" svg:width="2.068cm" svg:height="1.466cm" svg:x="11.097cm" svg:y="5.21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16" xml:id="id23" draw:id="id23" draw:layer="layout" svg:width="2.887cm" svg:height="1.466cm" svg:x="13.167cm" svg:y="5.21cm">
          <text:p text:style-name="P15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" draw:text-style-name="P16" xml:id="id15" draw:id="id15" draw:layer="layout" svg:width="2.068cm" svg:height="1.466cm" svg:x="4.064cm" svg:y="11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6" draw:text-style-name="P25" xml:id="id19" draw:id="id19" draw:layer="layout" svg:width="5.447cm" svg:height="1.026cm" draw:transform="rotate (-3.14159265358979) translate (18.942cm 14.786cm)">
          <draw:glue-point draw:id="4" svg:x="-2.926cm" svg:y="-5cm"/>
          <draw:glue-point draw:id="5" svg:x="3.135cm" svg:y="-5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17" draw:text-style-name="P28" xml:id="id14" draw:id="id14" draw:layer="layout" svg:width="2.146cm" svg:height="2.219cm" svg:x="11.072cm" svg:y="7.92cm">
          <text:p text:style-name="P15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18" xml:id="id16" draw:id="id16" draw:layer="layout" svg:width="3.602cm" svg:height="1.013cm" svg:x="0.996cm" svg:y="14.451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1.875cm" svg:y="4.109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16" xml:id="id22" draw:id="id22" draw:layer="layout" svg:width="2.068cm" svg:height="1.466cm" svg:x="18.257cm" svg:y="5.204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16" xml:id="id24" draw:id="id24" draw:layer="layout" svg:width="2.887cm" svg:height="1.466cm" svg:x="20.327cm" svg:y="5.204cm">
          <text:p text:style-name="P15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1.138cm" svg:height="1.013cm" svg:x="16.754cm" svg:y="5.424cm">
          <text:p text:style-name="P17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3" draw:text-style-name="P16" xml:id="id13" draw:id="id13" draw:layer="layout" svg:width="2.146cm" svg:height="2.219cm" svg:x="18.227cm" svg:y="7.92cm">
          <text:p text:style-name="P15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53" draw:style-name="gr16" draw:text-style-name="P25" xml:id="id18" draw:id="id18" draw:layer="layout" svg:width="3.268cm" svg:height="1.026cm" draw:transform="rotate (-3.14159265358979) translate (17.921cm 16.74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TextBox 71" draw:style-name="gr4" draw:text-style-name="P18" draw:layer="layout" svg:width="2.861cm" svg:height="1.013cm" svg:x="3.302cm" svg:y="9.957cm">
          <text:p text:style-name="P17"><text:span text:style-name="T8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" draw:text-style-name="P18" xml:id="id20" draw:id="id20" draw:layer="layout" svg:width="3.39cm" svg:height="1.013cm" svg:x="21.792cm" svg:y="16.851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27" draw:layer="layout" svg:x1="7.668cm" svg:y1="6.485cm" svg:x2="11.072cm" svg:y2="9.029cm" draw:start-shape="id12" draw:start-glue-point="2" draw:end-shape="id14" draw:end-glue-point="3" svg:d="M7668 6485v2544h3404" svg:viewBox="0 0 3405 2545">
          <text:p/>
        </draw:connector>
        <draw:connector draw:style-name="gr12" draw:text-style-name="P27" draw:layer="layout" svg:x1="12.145cm" svg:y1="10.139cm" svg:x2="5.098cm" svg:y2="11.708cm" draw:start-shape="id14" draw:start-glue-point="2" draw:end-shape="id15" draw:end-glue-point="0" svg:d="M12145 10139v817h-7047v752" svg:viewBox="0 0 7048 1570">
          <text:p/>
        </draw:connector>
        <draw:connector draw:style-name="gr12" draw:text-style-name="P27" draw:layer="layout" svg:x1="19.3cm" svg:y1="10.139cm" svg:x2="6.132cm" svg:y2="12.441cm" draw:start-shape="id13" draw:start-glue-point="2" draw:end-shape="id15" draw:end-glue-point="1" svg:d="M19300 10139v2302h-13168" svg:viewBox="0 0 13169 2303">
          <text:p/>
        </draw:connector>
        <draw:connector draw:style-name="gr12" draw:text-style-name="P27" draw:layer="layout" svg:x1="4.064cm" svg:y1="12.441cm" svg:x2="2.797cm" svg:y2="14.451cm" draw:start-shape="id15" draw:start-glue-point="3" draw:end-shape="id16" draw:end-glue-point="0" svg:d="M4064 12441h-1267v2010" svg:viewBox="0 0 1268 2011">
          <text:p/>
        </draw:connector>
        <draw:connector draw:style-name="gr12" draw:text-style-name="P27" draw:layer="layout" draw:line-skew="-1.432cm" svg:x1="2.708cm" svg:y1="6.083cm" svg:x2="14.653cm" svg:y2="16.231cm" draw:start-shape="id17" draw:start-glue-point="3" draw:end-shape="id18" draw:end-glue-point="1" svg:d="M2708 6083h-1946v10148h13891" svg:viewBox="0 0 13892 10149">
          <text:p/>
        </draw:connector>
        <draw:connector draw:style-name="gr12" draw:text-style-name="P27" draw:layer="layout" svg:x1="16.219cm" svg:y1="14.786cm" svg:x2="16.287cm" svg:y2="15.718cm" draw:start-shape="id19" draw:start-glue-point="0" draw:end-shape="id18" draw:end-glue-point="2" svg:d="M16219 14786v498h68v434" svg:viewBox="0 0 69 933">
          <text:p/>
        </draw:connector>
        <draw:connector draw:style-name="gr12" draw:text-style-name="P27" draw:layer="layout" svg:x1="16.287cm" svg:y1="16.744cm" svg:x2="21.792cm" svg:y2="17.357cm" draw:start-shape="id18" draw:start-glue-point="0" draw:end-shape="id20" draw:end-glue-point="3" svg:d="M16287 16744v613h5505" svg:viewBox="0 0 5506 614">
          <text:p/>
        </draw:connector>
        <draw:connector draw:style-name="gr12" draw:text-style-name="P27" draw:layer="layout" svg:x1="5.098cm" svg:y1="13.174cm" svg:x2="13.495cm" svg:y2="14.273cm" draw:start-shape="id15" draw:start-glue-point="2" draw:end-shape="id19" svg:d="M5098 13174v1099h8397" svg:viewBox="0 0 8398 1100">
          <text:p/>
        </draw:connector>
        <draw:connector draw:style-name="gr12" draw:text-style-name="P27" draw:layer="layout" svg:x1="12.131cm" svg:y1="6.676cm" svg:x2="12.145cm" svg:y2="7.92cm" draw:start-shape="id21" draw:start-glue-point="2" draw:end-shape="id14" draw:end-glue-point="0" svg:d="M12131 6676v654h14v590" svg:viewBox="0 0 15 1245">
          <text:p/>
        </draw:connector>
        <draw:connector draw:style-name="gr12" draw:text-style-name="P27" draw:layer="layout" svg:x1="19.291cm" svg:y1="6.67cm" svg:x2="19.3cm" svg:y2="7.92cm" draw:start-shape="id22" draw:start-glue-point="2" draw:end-shape="id13" draw:end-glue-point="0" svg:d="M19291 6670v657h9v593" svg:viewBox="0 0 10 1251">
          <text:p/>
        </draw:connector>
        <draw:connector draw:style-name="gr18" draw:text-style-name="P27" draw:layer="layout" svg:x1="14.61cm" svg:y1="6.676cm" svg:x2="14.625cm" svg:y2="13.76cm" draw:start-shape="id23" draw:start-glue-point="2" draw:end-shape="id19" draw:end-glue-point="4" svg:d="M14610 6676v3574h15v3510" svg:viewBox="0 0 16 7085">
          <text:p/>
        </draw:connector>
        <draw:connector draw:style-name="gr18" draw:text-style-name="P27" draw:layer="layout" draw:line-skew="2.707cm" svg:x1="21.77cm" svg:y1="6.67cm" svg:x2="17.925cm" svg:y2="13.76cm" draw:start-shape="id24" draw:start-glue-point="2" draw:end-shape="id19" draw:end-glue-point="5" svg:d="M21770 6670v6284h-3845v806" svg:viewBox="0 0 3846 709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Way Set Associative Cache&#10;(each set has k lines in cache)" draw:style-name="dp1" draw:master-page-name="Title_20__2b__20_Content" presentation:presentation-page-layout-name="AL2T11">
        <office:forms form:automatic-focus="false" form:apply-design-mode="false"/>
        <draw:custom-shape draw:name="Rectangle 7" draw:style-name="gr15" draw:text-style-name="P16" draw:layer="layout" svg:width="1.284cm" svg:height="0.918cm" svg:x="14.736cm" svg:y="7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" draw:text-style-name="P16" draw:layer="layout" svg:width="1.268cm" svg:height="0.927cm" svg:x="17.056cm" svg:y="7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16" draw:layer="layout" svg:width="0.791cm" svg:height="0.818cm" svg:x="21.072cm" svg:y="7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5" draw:text-style-name="P16" draw:layer="layout" svg:width="0.865cm" svg:height="0.861cm" svg:x="23.45cm" svg:y="7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" draw:text-style-name="P16" draw:layer="layout" svg:width="0.879cm" svg:height="0.811cm" svg:x="19.596cm" svg:y="1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" draw:text-style-name="P16" draw:layer="layout" svg:width="0.754cm" svg:height="0.852cm" svg:x="22.792cm" svg:y="10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14" xml:id="id29" draw:id="id29" draw:layer="layout" svg:width="12.304cm" svg:height="10.725cm" svg:x="12.702cm" svg:y="3.903cm">
          <draw:glue-point draw:id="4" svg:x="-1.079cm" svg:y="-1.19cm"/>
          <draw:glue-point draw:id="5" svg:x="3.507cm" svg:y="-1.19cm"/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34" draw:id="id34" draw:layer="layout" svg:width="11.058cm" svg:height="3.863cm" svg:x="13.517cm" svg:y="4.125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17"><text:span text:style-name="T11">Tag k</text:span></text:p>
              </table:table-cell>
              <table:table-cell>
                <text:p text:style-name="P17"><text:span text:style-name="T11">Line k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Tag 1</text:span></text:p>
              </table:table-cell>
              <table:table-cell>
                <text:p text:style-name="P17"><text:span text:style-name="T11">Line 1</text:span></text:p>
              </table:table-cell>
            </table:table-row>
            <table:table-row table:style-name="ro6" table:default-cell-style-name="ce6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6">
              <table:table-cell>
                <text:p text:style-name="P17"><text:span text:style-name="T8">#sets-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itle 1" presentation:style-name="pr9" draw:text-style-name="P11" draw:layer="layout" svg:width="23.332cm" svg:height="2.411cm" svg:x="8.89cm" svg:y="0.762cm" presentation:class="title" presentation:user-transformed="true">
          <draw:text-box>
            <text:p text:style-name="P10"><text:span text:style-name="T14">K-</text:span><text:span text:style-name="T14">Wa</text:span><text:span text:style-name="T14">y </text:span><text:span text:style-name="T14">Set </text:span><text:span text:style-name="T14">As</text:span><text:span text:style-name="T14">so</text:span><text:span text:style-name="T14">cia</text:span><text:span text:style-name="T14">tiv</text:span><text:span text:style-name="T14">e </text:span><text:span text:style-name="T14">Ca</text:span><text:span text:style-name="T14">ch</text:span><text:span text:style-name="T14">e</text:span><text:span text:style-name="T14"><text:line-break/></text:span><text:span text:style-name="T4">(ea</text:span><text:span text:style-name="T4">ch </text:span><text:span text:style-name="T4">set </text:span><text:span text:style-name="T4">ha</text:span><text:span text:style-name="T4">s k </text:span><text:span text:style-name="T4">lin</text:span><text:span text:style-name="T4">es </text:span><text:span text:style-name="T4">in </text:span><text:span text:style-name="T4">ca</text:span><text:span text:style-name="T4">ch</text:span><text:span text:style-name="T4">e)</text:span></text:p>
          </draw:text-box>
        </draw:frame>
        <draw:frame draw:name="Date Placeholder 3" presentation:style-name="pr7" draw:text-style-name="P4" draw:layer="layout" svg:width="5.131cm" svg:height="0.851cm" svg:x="2.065cm" svg:y="17.9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9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9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25" draw:id="id25" draw:layer="layout" svg:width="3.147cm" svg:height="0.822cm" svg:x="1.208cm" svg:y="5.872cm">
          <text:p text:style-name="P15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xml:id="id33" draw:id="id33" draw:layer="layout" svg:width="3.72cm" svg:height="0.822cm" svg:x="4.356cm" svg:y="5.901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31" draw:id="id31" draw:layer="layout" svg:width="3.553cm" svg:height="0.822cm" svg:x="8.077cm" svg:y="5.863cm">
          <text:p text:style-name="P15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6" draw:text-style-name="P25" xml:id="id30" draw:id="id30" draw:layer="layout" svg:width="5.562cm" svg:height="0.949cm" draw:transform="rotate (-3.14159265358979) translate (24.46cm 11.41cm)">
          <draw:glue-point draw:id="4" svg:x="-2.443cm" svg:y="-4.994cm"/>
          <draw:glue-point draw:id="5" svg:x="2.58cm" svg:y="-4.646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16" xml:id="id26" draw:id="id26" draw:layer="layout" svg:width="2.014cm" svg:height="1.967cm" svg:x="13.1cm" svg:y="9.574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7" draw:style-name="gr6" draw:text-style-name="P19" draw:layer="layout" svg:width="1.438cm" svg:height="1.271cm" draw:transform="rotate (-1.5707963267949) translate (15.379cm 8.13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2" draw:style-name="gr4" draw:text-style-name="P26" xml:id="id35" draw:id="id35" draw:layer="layout" svg:width="3.598cm" svg:height="1.013cm" svg:x="14.436cm" svg:y="16.256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26" xml:id="id37" draw:id="id37" draw:layer="layout" svg:width="3.39cm" svg:height="1.013cm" svg:x="20.15cm" svg:y="16.002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51cm" svg:y="4.888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5" draw:style-name="gr6" draw:text-style-name="P19" draw:layer="layout" svg:width="1.437cm" svg:height="4.735cm" draw:transform="rotate (-1.5707963267949) translate (21.468cm 8.13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46" draw:style-name="gr19" draw:text-style-name="P16" xml:id="id27" draw:id="id27" draw:layer="layout" svg:width="2.001cm" svg:height="0.924cm" svg:x="15.24cm" svg:y="13.0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3" draw:style-name="gr3" draw:text-style-name="P16" xml:id="id28" draw:id="id28" draw:layer="layout" svg:width="2.014cm" svg:height="1.967cm" svg:x="15.725cm" svg:y="9.573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38" draw:style-name="gr6" draw:text-style-name="P19" draw:layer="layout" svg:width="0.609cm" svg:height="0.001cm" svg:x="15.114cm" svg:y="10.54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63" draw:style-name="gr16" draw:text-style-name="P25" xml:id="id32" draw:id="id32" draw:layer="layout" svg:width="3.1cm" svg:height="0.949cm" draw:transform="rotate (-3.14159265358979) translate (23.229cm 13.12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86" draw:style-name="gr6" draw:text-style-name="P19" draw:layer="layout" svg:width="0.76cm" svg:height="0.001cm" draw:transform="rotate (-1.5707963267949) translate (21.679cm 11.4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20" draw:text-style-name="P27" draw:layer="layout" svg:x1="2.781cm" svg:y1="6.694cm" svg:x2="13.1cm" svg:y2="10.557cm" draw:start-shape="id25" draw:start-glue-point="2" draw:end-shape="id26" draw:end-glue-point="3" svg:d="M2781 6694v3863h10319" svg:viewBox="0 0 10320 3864">
          <text:p/>
        </draw:connector>
        <draw:connector draw:style-name="gr20" draw:text-style-name="P27" draw:layer="layout" svg:x1="14.107cm" svg:y1="11.541cm" svg:x2="15.24cm" svg:y2="13.551cm" draw:start-shape="id26" draw:start-glue-point="2" draw:end-shape="id27" draw:end-glue-point="3" svg:d="M14107 11541v2010h1133" svg:viewBox="0 0 1134 2011">
          <text:p/>
        </draw:connector>
        <draw:connector draw:style-name="gr20" draw:text-style-name="P27" draw:layer="layout" draw:line-skew="-0.409cm" svg:x1="16.732cm" svg:y1="11.54cm" svg:x2="16.24cm" svg:y2="13.089cm" draw:start-shape="id28" draw:start-glue-point="2" draw:end-shape="id27" draw:end-glue-point="0" svg:d="M16732 11540v398h-492v1151" svg:viewBox="0 0 493 1550">
          <text:p/>
        </draw:connector>
        <draw:connector draw:style-name="gr20" draw:text-style-name="P27" draw:layer="layout" draw:line-skew="-2.406cm 5.749cm" svg:x1="23.169cm" svg:y1="7.989cm" svg:x2="23.113cm" svg:y2="10.495cm" draw:start-shape="id29" draw:start-glue-point="5" draw:end-shape="id30" draw:end-glue-point="5" svg:d="M23169 7989h-56v1149 1357" svg:viewBox="0 0 57 2507">
          <text:p/>
        </draw:connector>
        <draw:connector draw:style-name="gr20" draw:text-style-name="P27" draw:layer="layout" draw:line-skew="6.003cm" svg:x1="17.527cm" svg:y1="7.989cm" svg:x2="20.321cm" svg:y2="10.462cm" draw:start-shape="id29" draw:start-glue-point="4" draw:end-shape="id30" draw:end-glue-point="4" svg:d="M17527 7989v1403h2794v1070" svg:viewBox="0 0 2795 2474">
          <text:p/>
        </draw:connector>
        <draw:connector draw:style-name="gr20" draw:text-style-name="P27" draw:layer="layout" draw:line-skew="-0.288cm" svg:x1="17.241cm" svg:y1="13.551cm" svg:x2="18.898cm" svg:y2="10.936cm" draw:start-shape="id27" draw:start-glue-point="1" draw:end-shape="id30" draw:end-glue-point="1" svg:d="M17241 13551h540v-2615h1117" svg:viewBox="0 0 1658 2616">
          <text:p/>
        </draw:connector>
        <draw:connector draw:style-name="gr20" draw:text-style-name="P27" draw:layer="layout" svg:x1="9.853cm" svg:y1="6.685cm" svg:x2="20.129cm" svg:y2="12.647cm" draw:start-shape="id31" draw:start-glue-point="2" draw:end-shape="id32" draw:end-glue-point="1" svg:d="M9853 6685v5962h10276" svg:viewBox="0 0 10277 5963">
          <text:p/>
        </draw:connector>
        <draw:connector draw:style-name="gr20" draw:text-style-name="P27" draw:layer="layout" draw:line-skew="-0.568cm 1.42cm" svg:x1="6.216cm" svg:y1="5.901cm" svg:x2="13.517cm" svg:y2="6.056cm" draw:start-shape="id33" draw:start-glue-point="0" draw:end-shape="id34" draw:end-glue-point="3" svg:d="M6216 5901v-1081h5976v1236h1325" svg:viewBox="0 0 7302 1237">
          <text:p/>
        </draw:connector>
        <draw:connector draw:style-name="gr20" draw:text-style-name="P27" draw:layer="layout" svg:x1="16.24cm" svg:y1="14.013cm" svg:x2="16.235cm" svg:y2="16.256cm" draw:start-shape="id27" draw:start-glue-point="2" draw:end-shape="id35" draw:end-glue-point="0" svg:d="M16240 14013v1160h-5v1083" svg:viewBox="0 0 6 2244">
          <text:p/>
        </draw:connector>
        <draw:frame draw:style-name="gr21" draw:text-style-name="P23" draw:layer="layout" svg:width="2.682cm" svg:height="0.962cm" svg:x="20.129cm" svg:y="10.494cm">
          <draw:text-box>
            <text:p>Line sel</text:p>
          </draw:text-box>
        </draw:frame>
        <draw:frame draw:style-name="gr22" draw:text-style-name="P23" xml:id="id36" draw:id="id36" draw:layer="layout" svg:width="2.991cm" svg:height="0.962cm" svg:x="20.329cm" svg:y="12.194cm">
          <draw:text-box>
            <text:p>Word sel</text:p>
          </draw:text-box>
        </draw:frame>
        <draw:connector draw:style-name="gr20" draw:text-style-name="P27" draw:layer="layout" svg:x1="21.824cm" svg:y1="13.156cm" svg:x2="21.845cm" svg:y2="16.002cm" draw:start-shape="id36" draw:start-glue-point="2" draw:end-shape="id37" draw:end-glue-point="0" svg:d="M21824 13156v1423h21v1423" svg:viewBox="0 0 22 2847">
          <text:p/>
        </draw:connector>
        <draw:custom-shape draw:name="TextBox 55" draw:style-name="gr4" draw:text-style-name="P26" draw:layer="layout" svg:width="1.803cm" svg:height="1.013cm" svg:x="15.438cm" svg:y="13.089cm">
          <text:p text:style-name="P17"><text:span text:style-name="T8">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of bit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u</text:span><text:span text:style-name="T4">mb</text:span><text:span text:style-name="T4">er </text:span><text:span text:style-name="T4">of </text:span><text:span text:style-name="T4">bit</text:span><text:span text:style-name="T4">s</text:span></text:p>
          </draw:text-box>
        </draw:frame>
        <draw:frame draw:name="Content Placeholder 2" presentation:style-name="pr10" draw:text-style-name="P13" draw:layer="layout" svg:width="23.622cm" svg:height="10.237cm" svg:x="0.762cm" svg:y="6.779cm" presentation:class="outline" presentation:user-transformed="true">
          <draw:text-box>
            <text:list text:style-name="L3">
              <text:list-item>
                <text:p xml:id="id43" text:id="id43" text:style-name="P12"><text:span text:style-name="T5">#offset bits = log2(#words per line)</text:span></text:p>
                <text:p xml:id="id44" text:id="id44" text:style-name="P12"><text:span text:style-name="T5"/></text:p>
              </text:list-item>
              <text:list-item>
                <text:p xml:id="id45" text:id="id45" text:style-name="P12"><text:span text:style-name="T5">#set index bits = log2(#sets)</text:span></text:p>
                <text:p text:style-name="P12"><text:span text:style-name="T5"/></text:p>
              </text:list-item>
              <text:list-item>
                <text:p text:style-name="P12"><text:span text:style-name="T5">#tag bits = </text:span></text:p>
                <text:p text:style-name="P12"><text:span text:style-name="T5">#address bits – #offset bits - #set index bi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replacement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</text:span><text:span text:style-name="T4">ch</text:span><text:span text:style-name="T4">e </text:span><text:span text:style-name="T4">rep</text:span><text:span text:style-name="T4">lac</text:span><text:span text:style-name="T4">em</text:span><text:span text:style-name="T4">ent </text:span><text:span text:style-name="T4">pol</text:span><text:span text:style-name="T4">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6" text:id="id46" text:style-name="P12"><text:span text:style-name="T5">Upon a cache miss, line must be replaced</text:span></text:p>
              </text:list-item>
              <text:list-item>
                <text:p xml:id="id47" text:id="id47" text:style-name="P12"><text:span text:style-name="T5">Directly mapped cache (aka 1-way cache)</text:span></text:p>
              </text:list-item>
            </text:list>
            <text:list text:style-name="L6">
              <text:list-item>
                <text:list>
                  <text:list-item>
                    <text:p xml:id="id48" text:id="id48" text:style-name="P29"><text:span text:style-name="T17">Only one line to choose – no choice</text:span></text:p>
                  </text:list-item>
                </text:list>
              </text:list-item>
              <text:list-item>
                <text:p xml:id="id49" text:id="id49" text:style-name="P12"><text:span text:style-name="T5">K-way cache replacement policy</text:span></text:p>
                <text:list>
                  <text:list-item>
                    <text:p xml:id="id50" text:id="id50" text:style-name="P29"><text:span text:style-name="T17">Random replace (RR): needs random counter – easy </text:span></text:p>
                  </text:list-item>
                  <text:list-item>
                    <text:p xml:id="id51" text:id="id51" text:style-name="P29"><text:span text:style-name="T17">Least recently used (LRU): needs usage record – difficult</text:span></text:p>
                  </text:list-item>
                  <text:list-item>
                    <text:p xml:id="id52" text:id="id52" text:style-name="P29"><text:span text:style-name="T17">Pseudo LRU: needs 1 bit for the last used, replace adjacent – easy </text:span></text:p>
                  </text:list-item>
                  <text:list-item>
                    <text:p xml:id="id53" text:id="id53" text:style-name="P29"><text:span text:style-name="T17">Most recently used (MRU): needs 1 bit for the last used – easy </text:span></text:p>
                  </text:list-item>
                  <text:list-item>
                    <text:p xml:id="id54" text:id="id54" text:style-name="P29"><text:span text:style-name="T17">Least Frequently Used: needs frequency counter – difficult </text:span></text:p>
                  </text:list-item>
                  <text:list-item>
                    <text:p xml:id="id55" text:id="id55" text:style-name="P29"><text:span text:style-name="T17">…</text:span><text:span text:style-name="T17">. 17 policies listed in Wikipedia…</text:span></text:p>
                  </text:list-item>
                </text:list>
              </text:list-item>
            </text:list>
            <text:p text:style-name="P30"><text:span text:style-name="T17"/></text:p>
            <text:p text:style-name="P30"><text:span text:style-name="T1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</text:span><text:span text:style-name="T4">ch</text:span><text:span text:style-name="T4">e </text:span><text:span text:style-name="T4">wri</text:span><text:span text:style-name="T4">te </text:span><text:span text:style-name="T4">pol</text:span><text:span text:style-name="T4">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6" text:id="id56" text:style-name="P12"><text:span text:style-name="T5">Write-through</text:span></text:p>
              </text:list-item>
            </text:list>
            <text:list text:style-name="L6">
              <text:list-item>
                <text:list>
                  <text:list-item>
                    <text:p xml:id="id57" text:id="id57" text:style-name="P29"><text:span text:style-name="T17">data word (not block) is written to cache and main memory in case of a hit (miss case analyzed separately)</text:span></text:p>
                  </text:list-item>
                </text:list>
              </text:list-item>
              <text:list-item>
                <text:p xml:id="id58" text:id="id58" text:style-name="P12"><text:span text:style-name="T5">Write-back</text:span></text:p>
                <text:list>
                  <text:list-item>
                    <text:p xml:id="id59" text:id="id59" text:style-name="P29"><text:span text:style-name="T17">Data is written to cache only in case of a hit (miss case analyzed <text:s/>separately)</text:span></text:p>
                  </text:list-item>
                  <text:list-item>
                    <text:p xml:id="id60" text:id="id60" text:style-name="P29"><text:span text:style-name="T17">Data is written to memory only when line is replaced</text:span></text:p>
                  </text:list-item>
                  <text:list-item>
                    <text:p xml:id="id61" text:id="id61" text:style-name="P29"><text:span text:style-name="T17">Performance improvement with Dirty b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62" text:id="id62" text:style-name="P31"><text:span text:style-name="T13">Dirty bit is set when line is modified</text:span></text:p>
                      </text:list-item>
                      <text:list-item>
                        <text:p xml:id="id63" text:id="id63" text:style-name="P31"><text:span text:style-name="T13">Upon replacement, data is saved in memory only if Dirty bit is set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17"/></text:p>
            <text:p text:style-name="P30"><text:span text:style-name="T1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 through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</text:span><text:span text:style-name="T4">te </text:span><text:span text:style-name="T4">thr</text:span><text:span text:style-name="T4">ou</text:span><text:span text:style-name="T4">gh </text:span><text:span text:style-name="T4">har</text:span><text:span text:style-name="T4">dw</text:span><text:span text:style-name="T4">a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5.672cm" svg:height="4.399cm" svg:x="2.718cm" svg:y="10.002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5.672cm" svg:height="4.399cm" svg:x="18.919cm" svg:y="9.837cm">
          <text:p text:style-name="P15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5.672cm" svg:height="4.399cm" svg:x="10.72cm" svg:y="6.735cm">
          <text:p text:style-name="P15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401cm" svg:height="1.618cm" svg:x="12.341cm" svg:y="15.133cm">
          <text:p text:style-name="P15"><text:span text:style-name="T7">Write-through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6" draw:text-style-name="P19" draw:layer="layout" svg:width="2.328cm" svg:height="3.265cm" svg:x="8.391cm" svg:y="8.92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6" draw:text-style-name="P19" draw:layer="layout" svg:width="3.948cm" svg:height="3.74cm" svg:x="8.391cm" svg:y="12.20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6" draw:text-style-name="P19" draw:layer="layout" svg:width="5.361cm" svg:height="0.901cm" svg:x="16.394cm" svg:y="8.9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9" draw:style-name="gr6" draw:text-style-name="P19" draw:layer="layout" svg:width="5.012cm" svg:height="1.704cm" svg:x="16.743cm" svg:y="14.238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-through buffer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-</text:span><text:span text:style-name="T4">throug</text:span><text:span text:style-name="T4">h </text:span><text:span text:style-name="T4">buffer </text:span><text:span text:style-name="T4">overflo</text:span><text:span text:style-name="T4">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</text:span><text:span text:style-name="T2">C: </text:span><text:span text:style-name="T2">DE</text:span><text:span text:style-name="T2">EC/</text:span><text:span text:style-name="T2">Inst</text:span><text:span text:style-name="T2">itut</text:span><text:span text:style-name="T2">o </text:span><text:span text:style-name="T2">Su</text:span><text:span text:style-name="T2">peri</text:span><text:span text:style-name="T2">or </text:span><text:span text:style-name="T2">Téc</text:span><text:span text:style-name="T2">nic</text:span><text:span text:style-name="T2">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xml:id="id38" draw:id="id38" draw:layer="layout" svg:width="2.969cm" svg:height="2.661cm" svg:x="1.39cm" svg:y="7.874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xml:id="id41" draw:id="id41" draw:layer="layout" svg:width="5.672cm" svg:height="4.399cm" svg:x="19.558cm" svg:y="7.031cm">
          <text:p text:style-name="P15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39" draw:id="id39" draw:layer="layout" svg:width="3.661cm" svg:height="2.204cm" svg:x="8.128cm" svg:y="8.128cm">
          <text:p text:style-name="P15"><text:span text:style-name="T7">Cache 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xml:id="id42" draw:id="id42" draw:layer="layout" svg:width="4.781cm" svg:height="2.945cm" svg:x="9.493cm" svg:y="12.765cm">
          <text:p text:style-name="P15"><text:span text:style-name="T7">Write-through buffer (FIF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6" xml:id="id40" draw:id="id40" draw:layer="layout" svg:width="4.1cm" svg:height="4.318cm" svg:x="13.716cm" svg:y="7.112cm">
          <text:p text:style-name="P15"><text:span text:style-name="T7">Cache 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" draw:text-style-name="P18" draw:layer="layout" svg:width="6.849cm" svg:height="4.823cm" svg:x="0.57cm" svg:y="12.779cm">
          <text:p text:style-name="P17"><text:span text:style-name="T9">Problem</text:span><text:span text:style-name="T8">: If write frequency greater than word write time to memory than WTB becomes full </text:span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" draw:text-style-name="P18" draw:layer="layout" svg:width="8.419cm" svg:height="3.299cm" svg:x="16.894cm" svg:y="13.559cm">
          <text:p text:style-name="P17"><text:span text:style-name="T9">Remedy</text:span><text:span text:style-name="T8">: use 2 cache levels, as writing to L2 cache is faster than writing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24" draw:layer="layout" svg:x1="4.359cm" svg:y1="9.204cm" svg:x2="8.128cm" svg:y2="9.23cm" draw:start-shape="id38" draw:start-glue-point="1" draw:end-shape="id39" svg:d="M4359 9204h1884v26h1885" svg:viewBox="0 0 3770 27">
          <text:p/>
        </draw:connector>
        <draw:connector draw:style-name="gr9" draw:text-style-name="P24" draw:layer="layout" svg:x1="11.789cm" svg:y1="9.23cm" svg:x2="13.716cm" svg:y2="9.271cm" draw:start-shape="id39" draw:start-glue-point="1" draw:end-shape="id40" draw:end-glue-point="3" svg:d="M11789 9230h963v41h964" svg:viewBox="0 0 1928 42">
          <text:p/>
        </draw:connector>
        <draw:connector draw:style-name="gr9" draw:text-style-name="P24" draw:layer="layout" svg:x1="17.816cm" svg:y1="9.271cm" svg:x2="19.558cm" svg:y2="9.23cm" draw:start-shape="id40" draw:start-glue-point="1" draw:end-shape="id41" draw:end-glue-point="3" svg:d="M17816 9271h871v-41h871" svg:viewBox="0 0 1743 42">
          <text:p/>
        </draw:connector>
        <draw:connector draw:style-name="gr9" draw:text-style-name="P24" draw:layer="layout" svg:x1="14.274cm" svg:y1="14.237cm" svg:x2="15.766cm" svg:y2="11.43cm" draw:start-shape="id42" draw:start-glue-point="1" draw:end-shape="id40" draw:end-glue-point="2" svg:d="M14274 14237h1492v-2807" svg:viewBox="0 0 1493 2808">
          <text:p/>
        </draw:connector>
        <draw:connector draw:style-name="gr9" draw:text-style-name="P24" draw:layer="layout" svg:x1="4.359cm" svg:y1="9.204cm" svg:x2="9.493cm" svg:y2="14.237cm" draw:start-shape="id38" draw:start-glue-point="1" draw:end-shape="id42" draw:end-glue-point="3" svg:d="M4359 9204h2566v5033h2568" svg:viewBox="0 0 5135 5034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miss polic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</text:span><text:span text:style-name="T4">ch</text:span><text:span text:style-name="T4">e </text:span><text:span text:style-name="T4">wri</text:span><text:span text:style-name="T4">te </text:span><text:span text:style-name="T4">mi</text:span><text:span text:style-name="T4">ss </text:span><text:span text:style-name="T4">pol</text:span><text:span text:style-name="T4">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hat to do when line to write is not in cache</text:span></text:p>
              </text:list-item>
              <text:list-item>
                <text:p text:style-name="P12"><text:span text:style-name="T5">Write allocate policy</text:span></text:p>
              </text:list-item>
            </text:list>
            <text:list text:style-name="L6">
              <text:list-item>
                <text:list>
                  <text:list-item>
                    <text:p text:style-name="P29"><text:span text:style-name="T17">Transfer line to cache then write to it</text:span></text:p>
                  </text:list-item>
                </text:list>
              </text:list-item>
              <text:list-item>
                <text:p text:style-name="P12"><text:span text:style-name="T5">Write not-allocate</text:span></text:p>
                <text:list>
                  <text:list-item>
                    <text:p text:style-name="P29"><text:span text:style-name="T17">Write to main memory only</text:span></text:p>
                  </text:list-item>
                </text:list>
              </text:list-item>
              <text:list-item>
                <text:p text:style-name="P12"><text:span text:style-name="T5">Usual policy combination</text:span></text:p>
                <text:list>
                  <text:list-item>
                    <text:p text:style-name="P29"><text:span text:style-name="T17">Write-through and write not-allocate </text:span></text:p>
                  </text:list-item>
                  <text:list-item>
                    <text:p text:style-name="P29"><text:span text:style-name="T17">Write-back and write allocate</text:span></text:p>
                  </text:list-item>
                </text:list>
              </text:list-item>
            </text:list>
            <text:p text:style-name="P30"><text:span text:style-name="T1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2-02">12/0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</text:span><text:span text:style-name="T2">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2-02">12/02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2-02">12/02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341</meta:editing-cycles>
    <meta:creation-date>2014-07-21T10:31:21</meta:creation-date>
    <dc:date>2019-12-02T18:52:17.566205651</dc:date>
    <meta:editing-duration>P9DT22H38M19S</meta:editing-duration>
    <meta:generator>LibreOffice/6.0.7.3$Linux_X86_64 LibreOffice_project/00m0$Build-3</meta:generator>
    <meta:document-statistic meta:object-count="25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